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021in" style:rel-column-width="1587*"/>
    </style:style>
    <style:style style:name="Table1.B" style:family="table-column">
      <style:table-column-properties style:column-width="1.75in" style:rel-column-width="2520*"/>
    </style:style>
    <style:style style:name="Table1.C" style:family="table-column">
      <style:table-column-properties style:column-width="1.5646in" style:rel-column-width="2253*"/>
    </style:style>
    <style:style style:name="Table1.D" style:family="table-column">
      <style:table-column-properties style:column-width="2.5083in" style:rel-column-width="361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021in" style:rel-column-width="1587*"/>
    </style:style>
    <style:style style:name="Table2.B" style:family="table-column">
      <style:table-column-properties style:column-width="1.75in" style:rel-column-width="2520*"/>
    </style:style>
    <style:style style:name="Table2.C" style:family="table-column">
      <style:table-column-properties style:column-width="1.5646in" style:rel-column-width="2253*"/>
    </style:style>
    <style:style style:name="Table2.D" style:family="table-column">
      <style:table-column-properties style:column-width="2.5083in" style:rel-column-width="361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21in" style:rel-column-width="1587*"/>
    </style:style>
    <style:style style:name="Table3.B" style:family="table-column">
      <style:table-column-properties style:column-width="1.75in" style:rel-column-width="2520*"/>
    </style:style>
    <style:style style:name="Table3.C" style:family="table-column">
      <style:table-column-properties style:column-width="1.5646in" style:rel-column-width="2253*"/>
    </style:style>
    <style:style style:name="Table3.D" style:family="table-column">
      <style:table-column-properties style:column-width="2.5083in" style:rel-column-width="3612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021in" style:rel-column-width="1587*"/>
    </style:style>
    <style:style style:name="Table4.B" style:family="table-column">
      <style:table-column-properties style:column-width="1.75in" style:rel-column-width="2520*"/>
    </style:style>
    <style:style style:name="Table4.C" style:family="table-column">
      <style:table-column-properties style:column-width="1.5646in" style:rel-column-width="2253*"/>
    </style:style>
    <style:style style:name="Table4.D" style:family="table-column">
      <style:table-column-properties style:column-width="2.5083in" style:rel-column-width="3612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89b8" officeooo:paragraph-rsid="000989b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989b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a97f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13533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7b70" officeooo:paragraph-rsid="000a7b7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0eb91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13533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686" officeooo:paragraph-rsid="000fb68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686" officeooo:paragraph-rsid="0013533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13533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0a97f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0eb91c" style:font-size-asian="12.25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135339" style:font-size-asian="12.25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0a7b70" officeooo:paragraph-rsid="000a7b70" style:font-size-asian="12.25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0a7b70" officeooo:paragraph-rsid="00135339" style:font-size-asian="12.25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0a97f8" officeooo:paragraph-rsid="000a97f8" style:font-size-asian="12.25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0a97f8" officeooo:paragraph-rsid="00135339" style:font-size-asian="12.25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7420"/>
    </style:style>
    <style:style style:name="T3" style:family="text">
      <style:text-properties officeooo:rsid="000cc50e"/>
    </style:style>
    <style:style style:name="T4" style:family="text">
      <style:text-properties officeooo:rsid="000eb91c"/>
    </style:style>
    <style:style style:name="T5" style:family="text">
      <style:text-properties officeooo:rsid="00134bd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l’ensemble des fonctions que nous devrons coder pour faire fonctionner l’aéroglisseur</text:p>
      <text:p text:style-name="P1"/>
      <text:p text:style-name="P2"/>
      <text:p text:style-name="P5">On établit dans ce document la liste de nos principales fonctions et leur prototypage, afin d’avoir les idées claires avant de commencer la programmation.</text:p>
      <text:p text:style-name="P2"/>
      <text:p text:style-name="P6">On suppose que le système est constitué de :</text:p>
      <text:list text:style-name="L1">
        <text:list-item>
          <text:p text:style-name="P7">4 entrées ?</text:p>
        </text:list-item>
      </text:list>
      <text:p text:style-name="P6">- un bouton switch on/off qui met le système sous tension</text:p>
      <text:p text:style-name="P6">- un bouton servant à sélectionner le mode souhaité (Cf cahier des charges)</text:p>
      <text:p text:style-name="P6">- un bouton servant à démarrer le mode sélectionner</text:p>
      <text:p text:style-name="P6">- un capteur tachymétrique dont les données serviront à corriger la trajectoire ou la vitesse de notre hovercraft (ce qui constitue la part d’asservissement).</text:p>
      <text:p text:style-name="P6"/>
      <text:list text:style-name="L2">
        <text:list-item>
          <text:p text:style-name="P8">3 sorties ?</text:p>
        </text:list-item>
      </text:list>
      <text:p text:style-name="P6">- un moteur qui fait tourner une hélice orientée vers le bas (dont le rôle est de réduire les frottement de l’aéroglisseur avec le sol)</text:p>
      <text:p text:style-name="P6">- un moteur qui fait tourner une hélice orientée vers l’arrière (dont le rôle est de propulser l’aéroglisseur vers l’avant)</text:p>
      <text:p text:style-name="P6">- un servomoteur qui contrôle les ailerons et permet de maintenir la trajectoire de l’aéroglisseur.</text:p>
      <text:p text:style-name="P6"/>
      <text:p text:style-name="P6">Pour répondre au cahier des charges, nous devrons établir 3 fonctions, permettant de coder les 3 modes : avancer droit, avancer sur une longueur de 10 mètres, ou avancer le plus rapidement possible.</text:p>
      <text:p text:style-name="P6">L’idéal serait de pouvoir aussi sélectionner avec un bouton le mode que l’on souhait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soft-page-break/><text:span text:style-name="T4">1</text:span>) <text:span text:style-name="T4">Fonction</text:span> “<text:span text:style-name="T4">Run</text:span>” :</text:p>
      <text:p text:style-name="P9"/>
      <text:p text:style-name="P9">Cette fonction activera l’aéroglisseur dans le mode qui sera actuellement sélectionné.</text:p>
      <text:p text:style-name="P11"/>
      <text:p text:style-name="P11">Elle prend en entrée le mode sélectionné et donne en retour les instructions qui permettent au système d’exécuter ce mode.</text:p>
      <text:p text:style-name="P11"/>
      <text:p text:style-name="P13">Elle fera appel aux fonctions suivantes ...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Nom de la fonction</text:p>
          </table:table-cell>
          <table:table-cell table:style-name="Table2.A1" office:value-type="string">
            <text:p text:style-name="P19">Paramètres en entrée</text:p>
          </table:table-cell>
          <table:table-cell table:style-name="Table2.A1" office:value-type="string">
            <text:p text:style-name="P19">donnée(s) en sortie</text:p>
          </table:table-cell>
          <table:table-cell table:style-name="Table2.D1" office:value-type="string">
            <text:p text:style-name="P19">Utilité de la fonction</text:p>
          </table:table-cell>
        </table:table-row>
        <table:table-row>
          <table:table-cell table:style-name="Table2.A2" office:value-type="string">
            <text:p text:style-name="P21">forward10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>fastforward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</table:table>
      <text:p text:style-name="P10"/>
      <text:p text:style-name="P9"/>
      <text:p text:style-name="P14"><text:span text:style-name="T3">2</text:span>) Mode “avancer droit” :</text:p>
      <text:p text:style-name="P6"/>
      <text:p text:style-name="P13">Ce mode nécessitera les fonctions suivantes...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Nom de la fonction</text:p>
          </table:table-cell>
          <table:table-cell table:style-name="Table1.A1" office:value-type="string">
            <text:p text:style-name="P18">Paramètres en entrée</text:p>
          </table:table-cell>
          <table:table-cell table:style-name="Table1.A1" office:value-type="string">
            <text:p text:style-name="P18">donnée(s) en sortie</text:p>
          </table:table-cell>
          <table:table-cell table:style-name="Table1.D1" office:value-type="string">
            <text:p text:style-name="P18">Utilité de la fonction</text:p>
          </table:table-cell>
        </table:table-row>
        <table:table-row>
          <table:table-cell table:style-name="Table1.A2" office:value-type="string">
            <text:p text:style-name="P20">forward10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fastforward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ext:soft-page-break/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</table:table>
      <text:p text:style-name="P2"/>
      <text:p text:style-name="P2"/>
      <text:p text:style-name="P14"><text:span text:style-name="T3">3</text:span>) Mode “avancer droit sur 10 mètre”</text:p>
      <text:p text:style-name="P14"><text:span text:style-name="T1"/></text:p>
      <text:p text:style-name="P13">Ce mode nécessitera les fonctions suivantes...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9">Nom de la fonction</text:p>
          </table:table-cell>
          <table:table-cell table:style-name="Table3.A1" office:value-type="string">
            <text:p text:style-name="P19">Paramètres en entrée</text:p>
          </table:table-cell>
          <table:table-cell table:style-name="Table3.A1" office:value-type="string">
            <text:p text:style-name="P19">donnée(s) en sortie</text:p>
          </table:table-cell>
          <table:table-cell table:style-name="Table3.D1" office:value-type="string">
            <text:p text:style-name="P19">Utilité de la fonction</text:p>
          </table:table-cell>
        </table:table-row>
        <table:table-row>
          <table:table-cell table:style-name="Table3.A2" office:value-type="string">
            <text:p text:style-name="P21">forward10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>fastforward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</table:table>
      <text:p text:style-name="P4"><text:span text:style-name="T1"/></text:p>
      <text:p text:style-name="P14"><text:span text:style-name="T1"/></text:p>
      <text:p text:style-name="P14"><text:span text:style-name="T3">4</text:span>) Mode “<text:span text:style-name="T5">parcourir 10m</text:span> le plus vite possible”</text:p>
      <text:p text:style-name="P13"><text:soft-page-break/>Ce mode nécessitera les fonctions suivantes...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9">Nom de la fonction</text:p>
          </table:table-cell>
          <table:table-cell table:style-name="Table4.A1" office:value-type="string">
            <text:p text:style-name="P19">Paramètres en entrée</text:p>
          </table:table-cell>
          <table:table-cell table:style-name="Table4.A1" office:value-type="string">
            <text:p text:style-name="P19">donnée(s) en sortie</text:p>
          </table:table-cell>
          <table:table-cell table:style-name="Table4.D1" office:value-type="string">
            <text:p text:style-name="P19">Utilité de la fonction</text:p>
          </table:table-cell>
        </table:table-row>
        <table:table-row>
          <table:table-cell table:style-name="Table4.A2" office:value-type="string">
            <text:p text:style-name="P21">forward10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>fastforward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</table:table>
      <text:p text:style-name="P4"/>
      <text:p text:style-name="P6"/>
      <text:p text:style-name="P6"/>
      <text:p text:style-name="P14">5) Fonction de sélection</text:p>
      <text:p text:style-name="P14"/>
      <text:p text:style-name="P6">La fonction reçoit en entrée les fronts montants du bouton de sélection, et retourne en sortie le nombre correspondant au mode souhaité.</text:p>
      <text:p text:style-name="P6"/>
      <text:p text:style-name="P6">Note : la fonction doit faire une boucle pour sélectionner à nouveau le mode 1 après avoir dépassé le <text:span text:style-name="T2">3ème (dernier) </text:span><text:s/>mode. On utilisera certainement l’opérateur modulo “%3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7T13:26:45.809000000</dc:date>
    <meta:editing-duration>PT9H43M34S</meta:editing-duration>
    <meta:editing-cycles>10</meta:editing-cycles>
    <meta:generator>LibreOffice/7.4.3.2$Windows_X86_64 LibreOffice_project/1048a8393ae2eeec98dff31b5c133c5f1d08b890</meta:generator>
    <meta:document-statistic meta:table-count="4" meta:image-count="0" meta:object-count="0" meta:page-count="4" meta:paragraph-count="51" meta:word-count="416" meta:character-count="2542" meta:non-whitespace-character-count="2178"/>
  </office:meta>
</office:document-meta>
</file>